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333333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000000" draw:textarea-horizontal-align="center" draw:textarea-vertical-align="middle"/>
    </style:style>
    <style:style style:name="gr6" style:family="graphic" style:parent-style-name="standard">
      <style:graphic-properties draw:marker-end="Arrow" draw:marker-end-width="0.15cm" draw:textarea-horizontal-align="center" draw:textarea-vertical-align="middle"/>
    </style:style>
    <style:style style:name="gr7" style:family="graphic" style:parent-style-name="standard">
      <style:graphic-properties draw:fill-color="#666666" draw:textarea-horizontal-align="center" draw:textarea-vertical-align="middle"/>
    </style:style>
    <style:style style:name="gr8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9" style:family="graphic" style:parent-style-name="standard">
      <style:graphic-properties draw:fill-color="#666666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-color="#e6e6e6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cm" svg:height="2.046cm" svg:x="10.3cm" svg:y="14.57cm">
          <text:p/>
        </draw:rect>
        <draw:frame draw:style-name="gr2" draw:text-style-name="P2" draw:layer="layout" svg:width="3.334cm" svg:height="0.64cm" svg:x="10.175cm" svg:y="13.975cm">
          <draw:text-box>
            <text:p><text:span text:style-name="T1">VCC <text:s text:c="3"/>DQ <text:s text:c="3"/>GND</text:span></text:p>
          </draw:text-box>
        </draw:frame>
        <draw:g>
          <draw:circle draw:style-name="gr3" draw:text-style-name="P3" draw:layer="layout" svg:width="0.475cm" svg:height="0.475cm" svg:x="11.563cm" svg:y="14.85cm">
            <text:p/>
          </draw:circle>
          <draw:circle draw:style-name="gr3" draw:text-style-name="P3" draw:layer="layout" svg:width="0.475cm" svg:height="0.475cm" svg:x="10.5cm" svg:y="14.851cm">
            <text:p/>
          </draw:circle>
          <draw:circle draw:style-name="gr3" draw:text-style-name="P3" draw:layer="layout" svg:width="0.475cm" svg:height="0.475cm" svg:x="12.625cm" svg:y="14.852cm">
            <text:p/>
          </draw:circle>
        </draw:g>
        <draw:g>
          <draw:circle draw:style-name="gr3" draw:text-style-name="P3" draw:layer="layout" svg:width="0.475cm" svg:height="0.475cm" svg:x="11.563cm" svg:y="15.75cm">
            <text:p/>
          </draw:circle>
          <draw:circle draw:style-name="gr3" draw:text-style-name="P3" draw:layer="layout" svg:width="0.475cm" svg:height="0.475cm" svg:x="10.5cm" svg:y="15.751cm">
            <text:p/>
          </draw:circle>
          <draw:circle draw:style-name="gr3" draw:text-style-name="P3" draw:layer="layout" svg:width="0.475cm" svg:height="0.475cm" svg:x="12.625cm" svg:y="15.752cm">
            <text:p/>
          </draw:circle>
        </draw:g>
        <draw:frame draw:style-name="gr2" draw:text-style-name="P1" draw:layer="layout" svg:width="0.976cm" svg:height="1.807cm" svg:x="9.475cm" svg:y="14.7cm">
          <draw:text-box>
            <text:p text:style-name="P3"><text:span text:style-name="T1">IN</text:span></text:p>
            <text:p text:style-name="P3"><text:span text:style-name="T1"/></text:p>
            <text:p text:style-name="P3"><text:span text:style-name="T1"/></text:p>
            <text:p text:style-name="P3"><text:span text:style-name="T1">UT</text:span></text:p>
          </draw:text-box>
        </draw:frame>
        <draw:frame draw:style-name="gr2" draw:text-style-name="P2" draw:layer="layout" svg:width="3.402cm" svg:height="0.64cm" svg:x="10.175cm" svg:y="16.51cm">
          <draw:text-box>
            <text:p><text:span text:style-name="T1">Blå <text:s text:c="6"/>Lila <text:s text:c="3"/>Grön</text:span></text:p>
          </draw:text-box>
        </draw:frame>
        <draw:rect draw:style-name="gr1" draw:text-style-name="P3" draw:layer="layout" svg:width="1.425cm" svg:height="0.375cm" svg:x="11.425cm" svg:y="17.9cm">
          <text:p/>
        </draw:rect>
        <draw:custom-shape draw:style-name="gr4" draw:text-style-name="P3" draw:layer="layout" svg:width="0.325cm" svg:height="0.325cm" draw:transform="rotate (1.5707963267946) translate (11.1cm 18.25cm)">
          <text:p/>
          <draw:enhanced-geometry svg:viewBox="0 0 21600 21600" draw:glue-points="?f6 10800 10800 21600 ?f5 10800 10800 0" draw:text-areas="?f3 ?f3 ?f4 ?f4" draw:type="trapezoid" draw:modifiers="3180.3680981595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3" draw:layer="layout" svg:width="0.325cm" svg:height="0.325cm" draw:transform="rotate (1.5707963267946) translate (10.774cm 18.251cm)">
          <text:p/>
          <draw:enhanced-geometry svg:viewBox="0 0 21600 21600" draw:glue-points="?f6 10800 10800 21600 ?f5 10800 10800 0" draw:text-areas="?f3 ?f3 ?f4 ?f4" draw:mirror-vertical="false" draw:mirror-horizontal="true" draw:type="trapezoid" draw:modifiers="7487.116564417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5" draw:text-style-name="P3" draw:layer="layout" svg:width="0.075cm" svg:height="0.375cm" svg:x="11.525cm" svg:y="17.9cm">
          <text:p/>
        </draw:rect>
        <draw:rect draw:style-name="gr5" draw:text-style-name="P3" draw:layer="layout" svg:width="0.075cm" svg:height="0.375cm" svg:x="12.175cm" svg:y="17.901cm">
          <text:p/>
        </draw:rect>
        <draw:rect draw:style-name="gr1" draw:text-style-name="P3" draw:layer="layout" svg:width="1.275cm" svg:height="0.575cm" svg:x="12.85cm" svg:y="17.8cm">
          <text:p/>
        </draw:rect>
        <draw:line draw:style-name="gr6" draw:text-style-name="P3" draw:layer="layout" svg:x1="10.65cm" svg:y1="17.075cm" svg:x2="11cm" svg:y2="17.85cm">
          <text:p/>
        </draw:line>
        <draw:line draw:style-name="gr6" draw:text-style-name="P3" draw:layer="layout" svg:x1="11.825cm" svg:y1="17.076cm" svg:x2="11.825cm" svg:y2="17.851cm">
          <text:p/>
        </draw:line>
        <draw:line draw:style-name="gr6" draw:text-style-name="P3" draw:layer="layout" svg:x1="12.825cm" svg:y1="17.1cm" svg:x2="12.575cm" svg:y2="17.852cm">
          <text:p/>
        </draw:line>
        <draw:g>
          <draw:polygon draw:style-name="gr7" draw:text-style-name="P3" draw:layer="layout" svg:width="0.224cm" svg:height="0.799cm" svg:x="12.176cm" svg:y="20.3cm" svg:viewBox="0 0 225 800" draw:points="225,0 225,75 225,75 25,775 25,775 0,800 0,800 25,700 25,700 225,0">
            <text:p/>
          </draw:polygon>
          <draw:custom-shape draw:style-name="gr8" draw:text-style-name="P3" draw:layer="layout" svg:width="0.9cm" svg:height="0.75cm" svg:x="11.3cm" svg:y="20.625cm">
            <text:p/>
            <draw:enhanced-geometry svg:viewBox="0 0 21600 21600" draw:type="block-arc" draw:modifiers="-0 93.3045356371495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polygon draw:style-name="gr9" draw:text-style-name="P3" draw:layer="layout" svg:width="1.1cm" svg:height="0.7cm" svg:x="11.3cm" svg:y="20.3cm" svg:viewBox="0 0 1101 701" draw:points="201,0 1101,0 899,701 0,701">
            <text:p/>
          </draw:polygon>
        </draw:g>
        <draw:custom-shape draw:style-name="gr10" draw:text-style-name="P3" draw:layer="layout" svg:width="0.275cm" svg:height="0.85cm" svg:x="11.626cm" svg:y="19.45cm">
          <text:p/>
          <draw:enhanced-geometry svg:viewBox="0 0 21600 21600" draw:glue-points="?f6 0 10800 ?f8 ?f11 10800 ?f9 21600 10800 ?f10 ?f5 10800" draw:text-areas="?f3 ?f3 ?f4 ?f4" draw:type="parallelogram" draw:modifiers="17295.65217391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275cm" svg:height="0.85cm" svg:x="11.902cm" svg:y="19.45cm">
          <text:p/>
          <draw:enhanced-geometry svg:viewBox="0 0 21600 21600" draw:glue-points="?f6 0 10800 ?f8 ?f11 10800 ?f9 21600 10800 ?f10 ?f5 10800" draw:text-areas="?f3 ?f3 ?f4 ?f4" draw:type="parallelogram" draw:modifiers="17295.65217391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275cm" svg:height="0.85cm" svg:x="12.201cm" svg:y="19.45cm">
          <text:p/>
          <draw:enhanced-geometry svg:viewBox="0 0 21600 21600" draw:glue-points="?f6 0 10800 ?f8 ?f11 10800 ?f9 21600 10800 ?f10 ?f5 10800" draw:text-areas="?f3 ?f3 ?f4 ?f4" draw:type="parallelogram" draw:modifiers="17295.65217391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1.281cm" svg:height="0.64cm" svg:x="11.544cm" svg:y="18.935cm">
          <draw:text-box>
            <text:p><text:span text:style-name="T1">1 2 3</text:span></text:p>
          </draw:text-box>
        </draw:frame>
        <draw:line draw:style-name="gr6" draw:text-style-name="P3" draw:layer="layout" svg:x1="11.8cm" svg:y1="19.4cm" svg:x2="11.1cm" svg:y2="18.375cm">
          <text:p/>
        </draw:line>
        <draw:line draw:style-name="gr6" draw:text-style-name="P3" draw:layer="layout" svg:x1="12.1cm" svg:y1="19.5cm" svg:x2="11.75cm" svg:y2="18.376cm">
          <text:p/>
        </draw:line>
        <draw:line draw:style-name="gr6" draw:text-style-name="P3" draw:layer="layout" svg:x1="12.476cm" svg:y1="19.5cm" svg:x2="12.725cm" svg:y2="18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9-16T01:34:50.42</meta:creation-date>
    <dc:date>2012-09-16T02:08:45.70</dc:date>
    <meta:editing-duration>PT3M8S</meta:editing-duration>
    <meta:editing-cycles>1</meta:editing-cycles>
    <meta:document-statistic meta:object-count="32"/>
    <meta:generator>OpenOffice.org/3.3$Win32 OpenOffice.org_project/330m20$Build-9567</meta:generator>
  </office:meta>
</office:document-meta>
</file>